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D0000015144EA3C08.png" manifest:media-type="image/png"/>
  <manifest:file-entry manifest:full-path="Pictures/10000000000002E4000000F100205CC1.png" manifest:media-type="image/png"/>
  <manifest:file-entry manifest:full-path="Pictures/10000000000002DC000000E0465ADD64.png" manifest:media-type="image/png"/>
  <manifest:file-entry manifest:full-path="Pictures/10000000000002C9000000DB0668E959.png" manifest:media-type="image/png"/>
  <manifest:file-entry manifest:full-path="Pictures/10000000000002D7000000E7950087E1.png" manifest:media-type="image/png"/>
  <manifest:file-entry manifest:full-path="Pictures/10000000000002DA000000EAA378DF17.png" manifest:media-type="image/png"/>
  <manifest:file-entry manifest:full-path="Pictures/10000000000002D6000000823030CAF1.png" manifest:media-type="image/png"/>
  <manifest:file-entry manifest:full-path="Pictures/10000000000002CE0000016D28C6FC86.png" manifest:media-type="image/png"/>
  <manifest:file-entry manifest:full-path="Pictures/10000000000002D5000000A6558A4CF5.png" manifest:media-type="image/png"/>
  <manifest:file-entry manifest:full-path="Pictures/10000000000002C30000008381BBFCE8.png" manifest:media-type="image/png"/>
  <manifest:file-entry manifest:full-path="Pictures/10000000000002C5000000A0B8C80DF0.png" manifest:media-type="image/png"/>
  <manifest:file-entry manifest:full-path="Pictures/10000000000002E100000164D3CEB435.png" manifest:media-type="image/png"/>
  <manifest:file-entry manifest:full-path="Pictures/10000000000002DF00000085DA8C1BA0.png" manifest:media-type="image/png"/>
  <manifest:file-entry manifest:full-path="Pictures/10000000000002E10000008B241A2EE4.png" manifest:media-type="image/png"/>
  <manifest:file-entry manifest:full-path="Pictures/10000000000002D9000000C8066A624D.png" manifest:media-type="image/png"/>
  <manifest:file-entry manifest:full-path="Pictures/10000000000002D40000010575B245A7.png" manifest:media-type="image/png"/>
  <manifest:file-entry manifest:full-path="Pictures/10000000000002E1000001D894BB59A6.png" manifest:media-type="image/png"/>
  <manifest:file-entry manifest:full-path="Pictures/10000000000002E1000001167AEF3EAA.png" manifest:media-type="image/png"/>
  <manifest:file-entry manifest:full-path="Pictures/10000000000002E6000000C7C38FDB4D.png" manifest:media-type="image/png"/>
  <manifest:file-entry manifest:full-path="Pictures/10000000000002D50000012965848AB3.png" manifest:media-type="image/png"/>
  <manifest:file-entry manifest:full-path="Pictures/10000000000002CF0000006B537F96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4.351cm" style:rel-column-width="32767*"/>
    </style:style>
    <style:style style:name="Tabla1.B" style:family="table-column">
      <style:table-column-properties style:column-width="14.351cm" style:rel-column-width="32768*"/>
    </style:style>
    <style:style style:name="Tabla1.1" style:family="table-row">
      <style:table-row-properties style:min-row-height="4.701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1" text:anchor-type="char" svg:width="11.933cm" svg:height="3.888cm" draw:z-index="0"><draw:image xlink:href="Pictures/10000000000002E4000000F100205CC1.png" xlink:type="simple" xlink:show="embed" xlink:actuate="onLoad" draw:mime-type="image/png"/></draw:frame></text:p>
          </table:table-cell>
          <table:table-cell table:style-name="Tabla1.B1" office:value-type="string">
            <text:p text:style-name="P1"><draw:frame draw:style-name="fr1" draw:name="Imagen2" text:anchor-type="char" svg:width="12.298cm" svg:height="3.907cm" draw:z-index="1"><draw:image xlink:href="Pictures/10000000000002D7000000E7950087E1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2" draw:name="Imagen3" text:anchor-type="char" svg:width="13.605cm" svg:height="4.36cm" draw:z-index="2"><draw:image xlink:href="Pictures/10000000000002DA000000EAA378DF17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2" draw:name="Imagen4" text:anchor-type="char" svg:width="12.88cm" svg:height="6.052cm" draw:z-index="3"><draw:image xlink:href="Pictures/10000000000002CD0000015144EA3C08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1" draw:name="Imagen5" text:anchor-type="char" svg:width="13.748cm" svg:height="2.461cm" draw:z-index="4"><draw:image xlink:href="Pictures/10000000000002D6000000823030CAF1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6" text:anchor-type="char" svg:width="12.467cm" svg:height="2.852cm" draw:z-index="5"><draw:image xlink:href="Pictures/10000000000002D5000000A6558A4CF5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2" draw:name="Imagen7" text:anchor-type="char" svg:width="13.91cm" svg:height="2.575cm" draw:z-index="6"><draw:image xlink:href="Pictures/10000000000002C30000008381BBFCE8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3" draw:name="Imagen8" text:anchor-type="char" svg:width="12.656cm" svg:height="3.872cm" draw:z-index="7"><draw:image xlink:href="Pictures/10000000000002DC000000E0465ADD64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1" draw:name="Imagen9" text:anchor-type="char" svg:width="13.025cm" svg:height="2.939cm" draw:z-index="8"><draw:image xlink:href="Pictures/10000000000002C5000000A0B8C80DF0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10" text:anchor-type="char" svg:width="12.035cm" svg:height="3.695cm" draw:z-index="9"><draw:image xlink:href="Pictures/10000000000002C9000000DB0668E959.png" xlink:type="simple" xlink:show="embed" xlink:actuate="onLoad" draw:mime-type="image/png"/></draw:frame></text:p>
          </table:table-cell>
        </table:table-row>
        <table:table-row table:style-name="Tabla1.6">
          <table:table-cell table:style-name="Tabla1.A2" office:value-type="string">
            <text:p text:style-name="P1"><draw:frame draw:style-name="fr1" draw:name="Imagen11" text:anchor-type="char" svg:width="13.055cm" svg:height="6.306cm" draw:z-index="10"><draw:image xlink:href="Pictures/10000000000002E100000164D3CEB435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12" text:anchor-type="char" svg:width="13.767cm" svg:height="2.491cm" draw:z-index="12"><draw:image xlink:href="Pictures/10000000000002DF00000085DA8C1BA0.png" xlink:type="simple" xlink:show="embed" xlink:actuate="onLoad" draw:mime-type="image/png"/></draw:frame></text:p>
            <text:p text:style-name="P1"><draw:frame draw:style-name="fr1" draw:name="Imagen14" text:anchor-type="char" svg:width="13.605cm" svg:height="2.565cm" draw:z-index="13"><draw:image xlink:href="Pictures/10000000000002E10000008B241A2EE4.png" xlink:type="simple" xlink:show="embed" xlink:actuate="onLoad" draw:mime-type="image/png"/></draw:frame></text:p>
            <text:p text:style-name="P1"/>
            <text:p text:style-name="P1"/>
          </table:table-cell>
        </table:table-row>
        <table:table-row table:style-name="Tabla1.7">
          <table:table-cell table:style-name="Tabla1.A2" office:value-type="string">
            <text:p text:style-name="P1"><draw:frame draw:style-name="fr1" draw:name="Imagen13" text:anchor-type="char" svg:width="12.719cm" svg:height="3.487cm" draw:z-index="11"><draw:image xlink:href="Pictures/10000000000002D9000000C8066A624D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3" draw:name="Imagen15" text:anchor-type="char" svg:width="11.65cm" svg:height="5.921cm" draw:z-index="14"><draw:image xlink:href="Pictures/10000000000002CE0000016D28C6FC86.png" xlink:type="simple" xlink:show="embed" xlink:actuate="onLoad" draw:mime-type="image/png"/></draw:frame></text:p>
          </table:table-cell>
        </table:table-row>
        <text:soft-page-break/>
        <table:table-row table:style-name="Tabla1.8">
          <table:table-cell table:style-name="Tabla1.A2" office:value-type="string">
            <text:p text:style-name="P1"><draw:frame draw:style-name="fr4" draw:name="Imagen16" text:anchor-type="char" svg:width="12.873cm" svg:height="4.639cm" draw:z-index="15"><draw:image xlink:href="Pictures/10000000000002D40000010575B245A7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2" draw:name="Imagen17" text:anchor-type="char" svg:width="12.106cm" svg:height="7.752cm" draw:z-index="16"><draw:image xlink:href="Pictures/10000000000002E1000001D894BB59A6.png" xlink:type="simple" xlink:show="embed" xlink:actuate="onLoad" draw:mime-type="image/png"/></draw:frame></text:p>
          </table:table-cell>
        </table:table-row>
        <table:table-row table:style-name="Tabla1.9">
          <table:table-cell table:style-name="Tabla1.A2" office:value-type="string">
            <text:p text:style-name="P1"><draw:frame draw:style-name="fr1" draw:name="Imagen18" text:anchor-type="char" svg:width="12.282cm" svg:height="4.634cm" draw:z-index="17"><draw:image xlink:href="Pictures/10000000000002E1000001167AEF3EAA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1" draw:name="Imagen19" text:anchor-type="char" svg:width="13.522cm" svg:height="3.625cm" draw:z-index="18"><draw:image xlink:href="Pictures/10000000000002E6000000C7C38FDB4D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4" draw:name="Imagen20" text:anchor-type="char" svg:width="11.762cm" svg:height="4.817cm" draw:z-index="19"><draw:image xlink:href="Pictures/10000000000002D50000012965848AB3.png" xlink:type="simple" xlink:show="embed" xlink:actuate="onLoad" draw:mime-type="image/png"/></draw:frame></text:p>
          </table:table-cell>
          <table:table-cell table:style-name="Tabla1.B2" office:value-type="string">
            <text:p text:style-name="P1"><draw:frame draw:style-name="fr5" draw:name="Imagen21" text:anchor-type="char" svg:width="14.159cm" svg:height="2.106cm" draw:z-index="20"><draw:image xlink:href="Pictures/10000000000002CF0000006B537F968E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8:52:04.303249698</meta:creation-date>
    <dc:date>2025-04-23T23:41:25.297000000</dc:date>
    <meta:editing-duration>PT1H11M58S</meta:editing-duration>
    <meta:editing-cycles>4</meta:editing-cycles>
    <meta:generator>LibreOffice/24.8.6.2$Windows_X86_64 LibreOffice_project/6d98ba145e9a8a39fc57bcc76981d1fb1316c60c</meta:generator>
    <meta:document-statistic meta:table-count="1" meta:image-count="21" meta:object-count="0" meta:page-count="3" meta:paragraph-count="0" meta:word-count="0" meta:character-count="0" meta:non-whitespace-character-count="0"/>
  </office:meta>
</office:document-meta>
</file>